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75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8" table:default-cell-style-name="ce4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V3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V4];&quot;X&quot; )" office:value-type="float" office:value="7" calcext:value-type="float">
            <text:p>7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V5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V6];&quot;X&quot; )" office:value-type="float" office:value="17" calcext:value-type="float">
            <text:p>17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V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n SPB</text:p>
          </table:table-cell>
          <table:table-cell table:style-name="ce3" table:formula="of:=COUNTIF([.E8:.V8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9:.V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10:.V10];&quot;X&quot; )" office:value-type="float" office:value="17" calcext:value-type="float">
            <text:p>17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1:.V11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2:.V12];&quot;X&quot; )" office:value-type="float" office:value="15" calcext:value-type="float">
            <text:p>15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3:.V13];&quot;X&quot; )" office:value-type="float" office:value="9" calcext:value-type="float">
            <text:p>9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4:.V14];&quot;X&quot; )" office:value-type="float" office:value="11" calcext:value-type="float">
            <text:p>11</text:p>
          </table:table-cell>
          <table:table-cell table:number-columns-repeated="8" office:value-type="string" calcext:value-type="string">
            <text:p>X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5:.V15];&quot;X&quot; )"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6:.V16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7:.V17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8:.V18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9:.V1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20:.V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1:.V2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2:.V2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3:.V2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4:.V2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5:.V2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6:.V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7:.V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8:.V2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9:.V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30:.V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1:.V3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2:.V32];&quot;X&quot; )" office:value-type="float" office:value="14" calcext:value-type="float">
            <text:p>14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3:.V33];&quot;X&quot; 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4:.V34];&quot;X&quot; 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5:.V3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6:.V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7:.V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8:.V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9:.V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40:.V4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1:.V41];&quot;X&quot; )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2:.V42];&quot;X&quot; 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3:.V4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4:.V44];&quot;X&quot; )"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5:.V4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6:.V46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7:.V47];&quot;X&quot; )" office:value-type="float" office:value="8" calcext:value-type="float">
            <text:p>8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8:.V48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9:.V49];&quot;X&quot; )" office:value-type="float" office:value="6" calcext:value-type="float">
            <text:p>6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50:.V50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1:.V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</text:p>
          </table:table-cell>
          <table:table-cell table:style-name="ce3" table:formula="of:=COUNTIF([.E52:.V52];&quot;X&quot; )" office:value-type="float" office:value="6" calcext:value-type="float">
            <text:p>6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3:.V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4:.V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5:.V5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6:.V5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7:.V57];&quot;X&quot; )"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8:.V5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9:.V5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60:.V6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61:.V6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62:.V6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Unique Relation Name</text:p>
          </table:table-cell>
          <table:table-cell table:style-name="ce3" table:formula="of:=COUNTIF([.E63:.V6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4:.V64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5:.V65];&quot;X&quot; )" office:value-type="float" office:value="13" calcext:value-type="float">
            <text:p>13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6:.V66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7:.V67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68:.V68];&quot;X&quot; 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69:.V69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70:.V70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1:.V71];&quot;X&quot; )"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2:.V7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3:.V73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74:.V74];&quot;X&quot; )"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5:.V7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6:.V76];&quot;X&quot; )" office:value-type="float" office:value="9" calcext:value-type="float">
            <text:p>9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7:.V77];&quot;X&quot; )" office:value-type="float" office:value="7" calcext:value-type="float">
            <text:p>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78:.V78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79:.V79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80:.V80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81:.V81];&quot;X&quot; 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82:.V8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83:.V83];&quot;X&quot; )"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4:.V8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5:.V85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86:.V86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87:.V8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88:.V8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89:.V8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90:.V90];&quot;X&quot; 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91:.V9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92:.V9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93:.V9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94:.V94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5:.V9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6:.V9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97:.V97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98:.V9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99:.V9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100:.V100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101:.V10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102:.V102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3:.V10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4:.V104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C10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5:.V105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4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6:.V10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07:.V10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06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08:.V10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07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09:.V10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08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0:.V11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16)</text:p>
          </table:table-cell>
          <table:table-cell table:style-name="ce3" table:formula="of:=COUNTIF([.E111:.V111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0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34)</text:p>
          </table:table-cell>
          <table:table-cell table:style-name="ce3" table:formula="of:=COUNTIF([.E112:.V112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3:.V113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16)</text:p>
          </table:table-cell>
          <table:table-cell table:style-name="ce3" table:formula="of:=COUNTIF([.E114:.V11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3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34)</text:p>
          </table:table-cell>
          <table:table-cell table:style-name="ce3" table:formula="of:=COUNTIF([.E115:.V115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4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6:.V116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ClientAPI</text:p>
          </table:table-cell>
          <table:table-cell office:value-type="string" calcext:value-type="string">
            <text:p>Parse Date String</text:p>
          </table:table-cell>
          <table:table-cell table:style-name="ce3" table:formula="of:=COUNTIF([.E117:.V11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1:26:25.756360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20-06-19T11:38:00.110261701</dc:date>
    <meta:editing-duration>P1DT14H19M54S</meta:editing-duration>
    <meta:editing-cycles>42</meta:editing-cycles>
    <meta:generator>LibreOffice/6.0.7.3$Linux_X86_64 LibreOffice_project/00m0$Build-3</meta:generator>
    <meta:document-statistic meta:table-count="1" meta:cell-count="851" meta:object-count="0"/>
  </office:meta>
</office:document-meta>
</file>